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400000089A861B37325384E90.png" manifest:media-type="image/png"/>
  <manifest:file-entry manifest:full-path="Pictures/100000000000042400000045470A3EF733274443.png" manifest:media-type="image/png"/>
  <manifest:file-entry manifest:full-path="Pictures/10000000000004240000003EF7CD882E532F6F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Sans Pro1" svg:font-family="'Source Sans Pro'"/>
    <style:font-face style:name="Trebuchet MS1" svg:font-family="'Trebuchet MS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Trebuchet MS" svg:font-family="'Trebuchet M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cm" svg:stroke-color="#94bd5e" draw:stroke-linejoin="round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8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1" fo:font-size="44pt" fo:letter-spacing="normal" fo:font-style="normal" style:text-underline-style="none" fo:font-weight="normal" style:font-name-asian="Trebuchet MS1" style:font-size-asian="44pt" style:font-style-asian="normal" style:font-weight-asian="normal" style:font-name-complex="Trebuchet M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Sans Pro1" fo:font-size="32pt" fo:letter-spacing="normal" fo:font-style="normal" style:text-underline-style="none" fo:font-weight="normal" style:font-name-asian="Source Sans Pro1" style:font-size-asian="32pt" style:font-style-asian="normal" style:font-weight-asian="normal" style:font-name-complex="Source Sans Pro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44pt" fo:letter-spacing="normal" fo:font-style="normal" style:text-underline-style="none" fo:font-weight="normal" style:font-name-asian="Trebuchet MS1" style:font-size-asian="44pt" style:font-style-asian="normal" style:font-weight-asian="normal" style:font-name-complex="Trebuchet MS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22pt" fo:letter-spacing="normal" fo:font-style="normal" style:text-underline-style="none" fo:font-weight="normal" style:font-name-asian="Trebuchet MS1" style:font-size-asian="22pt" style:font-style-asian="normal" style:font-weight-asian="normal" style:font-name-complex="Trebuchet MS1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draw:custom-shape draw:name="Shape 277" draw:style-name="gr1" draw:text-style-name="P2" draw:layer="layout" svg:width="25.198cm" svg:height="8.763cm" svg:x="1.4cm" svg:y="3.937cm">
          <text:p text:style-name="P1"><text:span text:style-name="T1">AV Compi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2" draw:text-style-name="P2" draw:layer="layout" svg:width="25.198cm" svg:height="5.5cm" svg:x="1.5cm" svg:y="13.5cm">
          <text:p text:style-name="P3"><text:span text:style-name="T2">A compiler project to translate AV to javascript. </text:span></text:p>
          <text:p text:style-name="P4"><text:span text:style-name="T3">Ashutosh and Vish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frame draw:name="Shape 274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5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2c__20_Content" presentation:presentation-page-layout-name="AL2T11" xml:id="id2" draw:id="id2">
        <draw:custom-shape draw:name="Shape 283" draw:style-name="gr2" draw:text-style-name="P2" draw:layer="layout" svg:width="25.999cm" svg:height="2.463cm" svg:x="1cm" svg:y="0.537cm">
          <text:p text:style-name="P3"><text:span text:style-name="T4">AV Specif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4" draw:text-style-name="P2" draw:layer="layout" svg:width="25.999cm" svg:height="13.859cm" svg:x="1cm" svg:y="4cm">
          <text:list text:style-name="L3">
            <text:list-item>
              <text:p text:style-name="P6"><text:span text:style-name="T5">AV supports integer datatypes. Lists and arrays are not supported in this version. Boolean support for for loops is also provided. You cannot declare boolean variables. </text:span></text:p>
            </text:list-item>
            <text:list-item>
              <text:p text:style-name="P6"><text:span text:style-name="T5">AV supports conditional and iterative statements. </text:span></text:p>
            </text:list-item>
            <text:list-item>
              <text:p text:style-name="P6"><text:span text:style-name="T5">The syntax is almost like C, except we have removed function complications. </text:span></text:p>
            </text:list-item>
            <text:list-item>
              <text:p text:style-name="P6"><text:span text:style-name="T5">Declarations are to be made on the go (like in python). Type inference is trivial, only integer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frame draw:name="Shape 280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1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Title_2c__20_Content" presentation:presentation-page-layout-name="AL2T11" xml:id="id3" draw:id="id3">
        <draw:custom-shape draw:name="Shape 289" draw:style-name="gr2" draw:text-style-name="P2" draw:layer="layout" svg:width="25.999cm" svg:height="2.462cm" svg:x="1cm" svg:y="0.537cm">
          <text:p text:style-name="P3"><text:span text:style-name="T4">Attempt and Prog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4" draw:text-style-name="P2" draw:layer="layout" svg:width="25.999cm" svg:height="13.859cm" svg:x="1cm" svg:y="4cm">
          <text:list text:style-name="L3">
            <text:list-item>
              <text:p text:style-name="P6"><text:span text:style-name="T5">We have attempted C to Javascript. But bcz we didn’t incorporate functions, the language was a little different from C: AV. </text:span></text:p>
            </text:list-item>
            <text:list-item>
              <text:p text:style-name="P6"><text:span text:style-name="T5">To make a lexer</text:span></text:p>
            </text:list-item>
            <text:list-item>
              <text:p text:style-name="P6"><text:span text:style-name="T5">To make a parser</text:span></text:p>
            </text:list-item>
            <text:list-item>
              <text:p text:style-name="P6"><text:span text:style-name="T5">To generate the abstract syntax tre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frame draw:name="Shape 286" presentation:style-name="pr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7" draw:style-name="gr3" draw:layer="layout" svg:width="13.999cm" svg:height="11.136cm" svg:x="3.5cm" svg:y="2.227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Sans Pro1" svg:font-family="'Source Sans Pro'"/>
    <style:font-face style:name="Trebuchet MS1" svg:font-family="'Trebuchet MS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Source Sans Pro" svg:font-family="'Source Sans Pro'" style:font-pitch="variable"/>
    <style:font-face style:name="Trebuchet MS" svg:font-family="'Trebuchet M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6" draw:style-name="Mgr3" draw:text-style-name="MP5" draw:layer="backgroundobjects" svg:width="27.947cm" svg:height="1.635cm" svg:x="0.001cm" svg:y="19.364cm">
        <draw:image xlink:href="Pictures/10000000000004240000003EF7CD882E532F6F19.png" xlink:type="simple" xlink:show="embed" xlink:actuate="onLoad">
          <text:p/>
        </draw:image>
      </draw:frame>
      <draw:frame draw:name="Shape 12" draw:style-name="Mgr3" draw:text-style-name="MP5" draw:layer="backgroundobjects" svg:width="27.947cm" svg:height="1.821cm" svg:x="0.001cm" svg:y="0cm">
        <draw:image xlink:href="Pictures/100000000000042400000045470A3EF733274443.png" xlink:type="simple" xlink:show="embed" xlink:actuate="onLoad">
          <text:p/>
        </draw:image>
      </draw:frame>
      <draw:frame draw:name="Shape 14" presentation:style-name="Mpr1" draw:text-style-name="MP6" draw:layer="backgroundobjects" svg:width="25.999cm" svg:height="2.462cm" svg:x="1cm" svg:y="0.5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60" draw:style-name="Mgr3" draw:text-style-name="MP5" draw:layer="backgroundobjects" svg:width="27.947cm" svg:height="3.613cm" svg:x="0.001cm" svg:y="0cm">
        <draw:image xlink:href="Pictures/100000000000042400000089A861B37325384E90.png" xlink:type="simple" xlink:show="embed" xlink:actuate="onLoad">
          <text:p/>
        </draw:image>
      </draw:frame>
      <draw:frame draw:name="Shape 61" draw:style-name="Mgr3" draw:text-style-name="MP5" draw:layer="backgroundobjects" svg:width="27.947cm" svg:height="1.635cm" svg:x="0.002cm" svg:y="19.364cm">
        <draw:image xlink:href="Pictures/10000000000004240000003EF7CD882E532F6F19.png" xlink:type="simple" xlink:show="embed" xlink:actuate="onLoad">
          <text:p/>
        </draw:image>
      </draw:frame>
      <draw:frame draw:name="Shape 68" presentation:style-name="Mpr4" draw:text-style-name="MP6" draw:layer="backgroundobjects" svg:width="25.999cm" svg:height="2.462cm" svg:x="1cm" svg:y="0.537cm" presentation:class="title" presentation:user-transformed="true">
        <draw:text-box>
          <text:p/>
        </draw:text-box>
      </draw:frame>
      <draw:frame draw:name="Shape 69" presentation:style-name="Title_2c__20_Content-outline1" draw:layer="backgroundobjects" svg:width="25.999cm" svg:height="13.859cm" svg:x="1cm" svg:y="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Dev/5.1.0.3$Linux_X86_64 LibreOffice_project/</meta:generator>
  </office:meta>
</office:document-meta>
</file>